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9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3.336cm"/>
    </style:style>
    <style:style style:name="co11" style:family="table-column">
      <style:table-column-properties fo:break-before="auto" style:column-width="3.108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3.052cm"/>
    </style:style>
    <style:style style:name="co16" style:family="table-column">
      <style:table-column-properties fo:break-before="auto" style:column-width="3.46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Raw 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<text:s text:c="14"/>Test </text:p>
          </table:table-cell>
          <table:table-cell office:value-type="string">
            <text:p><text:s text:c="9"/>JVM </text:p>
          </table:table-cell>
          <table:table-cell office:value-type="string">
            <text:p><text:s text:c="9"/>JVM <text:s/>(int)</text:p>
          </table:table-cell>
          <table:table-cell office:value-type="string">
            <text:p><text:s text:c="7"/>STX-S </text:p>
          </table:table-cell>
          <table:table-cell office:value-type="string">
            <text:p><text:s text:c="7"/>STX-J </text:p>
          </table:table-cell>
          <table:table-cell office:value-type="string">
            <text:p><text:s text:c="7"/>STX-J (int)</text:p>
          </table:table-cell>
          <table:table-cell office:value-type="string">
            <text:p><text:s text:c="5"/>STX-J2S </text:p>
          </table:table-cell>
        </table:table-row>
        <table:table-row table:style-name="ro1">
          <table:table-cell office:value-type="string">
            <text:p>Ackerman 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<text:s text:c="12"/>N/A </text:p>
          </table:table-cell>
          <table:table-cell office:value-type="string">
            <text:p><text:s text:c="9"/>N/A </text:p>
          </table:table-cell>
        </table:table-row>
        <table:table-row table:style-name="ro1">
          <table:table-cell office:value-type="string">
            <text:p>Ary </text:p>
          </table:table-cell>
          <table:table-cell office:value-type="float" office:value="49">
            <text:p>49</text:p>
          </table:table-cell>
          <table:table-cell office:value-type="float" office:value="1290">
            <text:p>1290</text:p>
          </table:table-cell>
          <table:table-cell office:value-type="float" office:value="1438">
            <text:p>1438</text:p>
          </table:table-cell>
          <table:table-cell office:value-type="float" office:value="2320">
            <text:p>2320</text:p>
          </table:table-cell>
          <table:table-cell office:value-type="float" office:value="21114">
            <text:p>21114</text:p>
          </table:table-cell>
          <table:table-cell office:value-type="string">
            <text:p><text:s text:c="9"/>N/A </text:p>
          </table:table-cell>
        </table:table-row>
        <table:table-row table:style-name="ro1">
          <table:table-cell office:value-type="string">
            <text:p>Hash 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548">
            <text:p>548</text:p>
          </table:table-cell>
          <table:table-cell office:value-type="float" office:value="225">
            <text:p>225</text:p>
          </table:table-cell>
          <table:table-cell office:value-type="string">
            <text:p><text:s text:c="9"/>N/A </text:p>
          </table:table-cell>
        </table:table-row>
        <table:table-row table:style-name="ro1">
          <table:table-cell office:value-type="string">
            <text:p>Strcat </text:p>
          </table:table-cell>
          <table:table-cell office:value-type="float" office:value="171">
            <text:p>171</text:p>
          </table:table-cell>
          <table:table-cell office:value-type="float" office:value="895">
            <text:p>895</text:p>
          </table:table-cell>
          <table:table-cell office:value-type="float" office:value="964">
            <text:p>964</text:p>
          </table:table-cell>
          <table:table-cell office:value-type="float" office:value="4601">
            <text:p>4601</text:p>
          </table:table-cell>
          <table:table-cell office:value-type="float" office:value="15631">
            <text:p>15631</text:p>
          </table:table-cell>
          <table:table-cell office:value-type="string">
            <text:p><text:s text:c="9"/>N/A </text:p>
          </table:table-cell>
        </table:table-row>
        <table:table-row table:style-name="ro1">
          <table:table-cell office:value-type="string">
            <text:p>Native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<text:s text:c="9"/>N/A </text:p>
          </table:table-cell>
          <table:table-cell office:value-type="float" office:value="25">
            <text:p>25</text:p>
          </table:table-cell>
          <table:table-cell office:value-type="float" office:value="196">
            <text:p>196</text:p>
          </table:table-cell>
          <table:table-cell office:value-type="string">
            <text:p><text:s text:c="9"/>N/A </text:p>
          </table:table-cell>
        </table:table-row>
        <table:table-row table:style-name="ro1">
          <table:table-cell office:value-type="string">
            <text:p>Groovy 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<text:s text:c="9"/>N/A </text:p>
          </table:table-cell>
          <table:table-cell office:value-type="float" office:value="666">
            <text:p>666</text:p>
          </table:table-cell>
          <table:table-cell office:value-type="float" office:value="873">
            <text:p>873</text:p>
          </table:table-cell>
          <table:table-cell office:value-type="string">
            <text:p><text:s text:c="9"/>N/A </text:p>
          </table:table-cell>
        </table:table-row>
        <table:table-row table:style-name="ro1">
          <table:table-cell office:value-type="string">
            <text:p>Saxon 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  <table:table-cell office:value-type="string">
            <text:p><text:s text:c="9"/>N/A </text:p>
          </table:table-cell>
          <table:table-cell office:value-type="float" office:value="929">
            <text:p>929</text:p>
          </table:table-cell>
          <table:table-cell office:value-type="float" office:value="1359">
            <text:p>1359</text:p>
          </table:table-cell>
          <table:table-cell office:value-type="string">
            <text:p><text:s text:c="9"/>N/A </text:p>
          </table:table-cell>
        </table:table-row>
        <table:table-row table:style-name="ro1">
          <table:table-cell office:value-type="string">
            <text:p>MethodInvocation </text:p>
          </table:table-cell>
          <table:table-cell office:value-type="float" office:value="0">
            <text:p>0</text:p>
          </table:table-cell>
          <table:table-cell office:value-type="float" office:value="12021">
            <text:p>12021</text:p>
          </table:table-cell>
          <table:table-cell office:value-type="float" office:value="2075">
            <text:p>2075</text:p>
          </table:table-cell>
          <table:table-cell office:value-type="float" office:value="1520">
            <text:p>1520</text:p>
          </table:table-cell>
          <table:table-cell office:value-type="float" office:value="65543">
            <text:p>65543</text:p>
          </table:table-cell>
          <table:table-cell office:value-type="float" office:value="4071">
            <text:p>4071</text:p>
          </table:table-cell>
        </table:table-row>
        <table:table-row table:style-name="ro1">
          <table:table-cell office:value-type="string">
            <text:p>PrimitiveArguments </text:p>
          </table:table-cell>
          <table:table-cell office:value-type="float" office:value="0">
            <text:p>0</text:p>
          </table:table-cell>
          <table:table-cell office:value-type="float" office:value="2233">
            <text:p>2233</text:p>
          </table:table-cell>
          <table:table-cell office:value-type="float" office:value="528">
            <text:p>528</text:p>
          </table:table-cell>
          <table:table-cell office:value-type="float" office:value="336">
            <text:p>336</text:p>
          </table:table-cell>
          <table:table-cell office:value-type="float" office:value="16533">
            <text:p>16533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string">
            <text:p>ObjectArguments </text:p>
          </table:table-cell>
          <table:table-cell office:value-type="float" office:value="0">
            <text:p>0</text:p>
          </table:table-cell>
          <table:table-cell office:value-type="float" office:value="2394">
            <text:p>2394</text:p>
          </table:table-cell>
          <table:table-cell office:value-type="float" office:value="490">
            <text:p>490</text:p>
          </table:table-cell>
          <table:table-cell office:value-type="float" office:value="304">
            <text:p>304</text:p>
          </table:table-cell>
          <table:table-cell office:value-type="float" office:value="16009">
            <text:p>16009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string">
            <text:p>WrappedArguments </text:p>
          </table:table-cell>
          <table:table-cell office:value-type="float" office:value="308">
            <text:p>308</text:p>
          </table:table-cell>
          <table:table-cell office:value-type="float" office:value="12089">
            <text:p>12089</text:p>
          </table:table-cell>
          <table:table-cell office:value-type="float" office:value="526">
            <text:p>526</text:p>
          </table:table-cell>
          <table:table-cell office:value-type="float" office:value="4239">
            <text:p>4239</text:p>
          </table:table-cell>
          <table:table-cell office:value-type="float" office:value="97960">
            <text:p>97960</text:p>
          </table:table-cell>
          <table:table-cell office:value-type="float" office:value="5583">
            <text:p>5583</text:p>
          </table:table-cell>
        </table:table-row>
        <table:table-row table:style-name="ro1">
          <table:table-cell office:value-type="string">
            <text:p>OverloadedMethods </text:p>
          </table:table-cell>
          <table:table-cell office:value-type="float" office:value="31">
            <text:p>31</text:p>
          </table:table-cell>
          <table:table-cell office:value-type="float" office:value="29994">
            <text:p>29994</text:p>
          </table:table-cell>
          <table:table-cell office:value-type="float" office:value="2340">
            <text:p>2340</text:p>
          </table:table-cell>
          <table:table-cell office:value-type="float" office:value="5655">
            <text:p>5655</text:p>
          </table:table-cell>
          <table:table-cell office:value-type="float" office:value="150319">
            <text:p>150319</text:p>
          </table:table-cell>
          <table:table-cell office:value-type="float" office:value="52764">
            <text:p>52764</text:p>
          </table:table-cell>
        </table:table-row>
        <table:table-row table:style-name="ro1">
          <table:table-cell office:value-type="string">
            <text:p>OverloadedMethods2 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1132">
            <text:p>1132</text:p>
          </table:table-cell>
          <table:table-cell office:value-type="float" office:value="758">
            <text:p>758</text:p>
          </table:table-cell>
          <table:table-cell office:value-type="float" office:value="39878">
            <text:p>39878</text:p>
          </table:table-cell>
          <table:table-cell office:value-type="float" office:value="3128">
            <text:p>3128</text:p>
          </table:table-cell>
        </table:table-row>
      </table:table>
      <table:table table:name="JVM vs LIBJAVA vs STX" table:style-name="ta1"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default-cell-style-name="ce1"/>
        <table:table-column table:style-name="co8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row table:style-name="ro1">
          <table:table-cell table:formula="of:=['Raw data'.A1]" office:value-type="string" office:string-value="              Test ">
            <text:p><text:s text:c="14"/>Test </text:p>
          </table:table-cell>
          <table:table-cell table:formula="of:=['Raw data'.B1]" office:value-type="string" office:string-value="         JVM ">
            <text:p><text:s text:c="9"/>JVM </text:p>
          </table:table-cell>
          <table:table-cell table:formula="of:=['Raw data'.C1]" office:value-type="string" office:string-value="         JVM  (int)">
            <text:p><text:s text:c="9"/>JVM <text:s/>(int)</text:p>
          </table:table-cell>
          <table:table-cell table:formula="of:=['Raw data'.D1]" office:value-type="string" office:string-value="       STX-S ">
            <text:p><text:s text:c="7"/>STX-S </text:p>
          </table:table-cell>
          <table:table-cell table:formula="of:=['Raw data'.E1]" office:value-type="string" office:string-value="       STX-J ">
            <text:p><text:s text:c="7"/>STX-J </text:p>
          </table:table-cell>
          <table:table-cell table:formula="of:=['Raw data'.F1]" office:value-type="string" office:string-value="       STX-J (int)">
            <text:p><text:s text:c="7"/>STX-J (int)</text:p>
          </table:table-cell>
          <table:table-cell table:formula="of:=['Raw data'.G1]" office:value-type="string" office:string-value="     STX-J2S ">
            <text:p><text:s text:c="5"/>STX-J2S </text:p>
          </table:table-cell>
          <table:table-cell table:style-name="Default" office:value-type="string">
            <text:p>STX-J/JVM</text:p>
          </table:table-cell>
          <table:table-cell table:style-name="Default" office:value-type="string">
            <text:p>STX-J/STX-S</text:p>
          </table:table-cell>
          <table:table-cell office:value-type="string">
            <text:p>STX-J2S / STX-S</text:p>
          </table:table-cell>
          <table:table-cell office:value-type="string">
            <text:p>STX-J2S / STX-J</text:p>
          </table:table-cell>
        </table:table-row>
        <table:table-row table:style-name="ro1">
          <table:table-cell table:formula="of:=['Raw data'.A2]" office:value-type="string" office:string-value="Ackerman ">
            <text:p>Ackerman </text:p>
          </table:table-cell>
          <table:table-cell table:formula="of:=['Raw data'.B2]" office:value-type="float" office:value="5">
            <text:p>5</text:p>
          </table:table-cell>
          <table:table-cell table:formula="of:=['Raw data'.C2]" office:value-type="float" office:value="62">
            <text:p>62</text:p>
          </table:table-cell>
          <table:table-cell table:formula="of:=['Raw data'.D2]" office:value-type="float" office:value="50">
            <text:p>50</text:p>
          </table:table-cell>
          <table:table-cell table:formula="of:=['Raw data'.E2]" office:value-type="float" office:value="38">
            <text:p>38</text:p>
          </table:table-cell>
          <table:table-cell table:formula="of:=['Raw data'.F2]" office:value-type="string" office:string-value="            N/A ">
            <text:p><text:s text:c="12"/>N/A </text:p>
          </table:table-cell>
          <table:table-cell table:formula="of:=['Raw data'.G2]" office:value-type="string" office:string-value="         N/A ">
            <text:p><text:s text:c="9"/>N/A </text:p>
          </table:table-cell>
          <table:table-cell table:formula="of:=[.E2]/[.B2]" office:value-type="float" office:value="7.6">
            <text:p>7.60</text:p>
          </table:table-cell>
          <table:table-cell table:formula="of:=[.E2]/[.D2]" office:value-type="float" office:value="0.76">
            <text:p>0.76</text:p>
          </table:table-cell>
          <table:table-cell table:formula="of:=[.G2]/[.D2]" office:value-type="float" office:value="0">
            <text:p>#VALUE!</text:p>
          </table:table-cell>
          <table:table-cell table:formula="of:=[.G2]/[.E2]" office:value-type="float" office:value="0">
            <text:p>#VALUE!</text:p>
          </table:table-cell>
        </table:table-row>
        <table:table-row table:style-name="ro1">
          <table:table-cell table:formula="of:=['Raw data'.A3]" office:value-type="string" office:string-value="Ary ">
            <text:p>Ary </text:p>
          </table:table-cell>
          <table:table-cell table:formula="of:=['Raw data'.B3]" office:value-type="float" office:value="49">
            <text:p>49</text:p>
          </table:table-cell>
          <table:table-cell table:formula="of:=['Raw data'.C3]" office:value-type="float" office:value="1290">
            <text:p>1290</text:p>
          </table:table-cell>
          <table:table-cell table:formula="of:=['Raw data'.D3]" office:value-type="float" office:value="1438">
            <text:p>1438</text:p>
          </table:table-cell>
          <table:table-cell table:formula="of:=['Raw data'.E3]" office:value-type="float" office:value="2320">
            <text:p>2320</text:p>
          </table:table-cell>
          <table:table-cell table:formula="of:=['Raw data'.F3]" office:value-type="float" office:value="21114">
            <text:p>21114</text:p>
          </table:table-cell>
          <table:table-cell table:formula="of:=['Raw data'.G3]" office:value-type="string" office:string-value="         N/A ">
            <text:p><text:s text:c="9"/>N/A </text:p>
          </table:table-cell>
          <table:table-cell table:formula="of:=[.E3]/[.B3]" office:value-type="float" office:value="47.3469387755102">
            <text:p>47.35</text:p>
          </table:table-cell>
          <table:table-cell table:formula="of:=[.E3]/[.D3]" office:value-type="float" office:value="1.61335187760779">
            <text:p>1.61</text:p>
          </table:table-cell>
          <table:table-cell table:formula="of:=[.G3]/[.D3]" office:value-type="float" office:value="0">
            <text:p>#VALUE!</text:p>
          </table:table-cell>
          <table:table-cell table:formula="of:=[.G3]/[.E3]" office:value-type="float" office:value="0">
            <text:p>#VALUE!</text:p>
          </table:table-cell>
        </table:table-row>
        <table:table-row table:style-name="ro1">
          <table:table-cell table:formula="of:=['Raw data'.A4]" office:value-type="string" office:string-value="Hash ">
            <text:p>Hash </text:p>
          </table:table-cell>
          <table:table-cell table:formula="of:=['Raw data'.B4]" office:value-type="float" office:value="6">
            <text:p>6</text:p>
          </table:table-cell>
          <table:table-cell table:formula="of:=['Raw data'.C4]" office:value-type="float" office:value="32">
            <text:p>32</text:p>
          </table:table-cell>
          <table:table-cell table:formula="of:=['Raw data'.D4]" office:value-type="float" office:value="3">
            <text:p>3</text:p>
          </table:table-cell>
          <table:table-cell table:formula="of:=['Raw data'.E4]" office:value-type="float" office:value="548">
            <text:p>548</text:p>
          </table:table-cell>
          <table:table-cell table:formula="of:=['Raw data'.F4]" office:value-type="float" office:value="225">
            <text:p>225</text:p>
          </table:table-cell>
          <table:table-cell table:formula="of:=['Raw data'.G4]" office:value-type="string" office:string-value="         N/A ">
            <text:p><text:s text:c="9"/>N/A </text:p>
          </table:table-cell>
          <table:table-cell table:formula="of:=[.E4]/[.B4]" office:value-type="float" office:value="91.3333333333333">
            <text:p>91.33</text:p>
          </table:table-cell>
          <table:table-cell table:formula="of:=[.E4]/[.D4]" office:value-type="float" office:value="182.666666666667">
            <text:p>182.67</text:p>
          </table:table-cell>
          <table:table-cell table:formula="of:=[.G4]/[.D4]" office:value-type="float" office:value="0">
            <text:p>#VALUE!</text:p>
          </table:table-cell>
          <table:table-cell table:formula="of:=[.G4]/[.E4]" office:value-type="float" office:value="0">
            <text:p>#VALUE!</text:p>
          </table:table-cell>
        </table:table-row>
        <table:table-row table:style-name="ro1">
          <table:table-cell table:formula="of:=['Raw data'.A5]" office:value-type="string" office:string-value="Strcat ">
            <text:p>Strcat </text:p>
          </table:table-cell>
          <table:table-cell table:formula="of:=['Raw data'.B5]" office:value-type="float" office:value="171">
            <text:p>171</text:p>
          </table:table-cell>
          <table:table-cell table:formula="of:=['Raw data'.C5]" office:value-type="float" office:value="895">
            <text:p>895</text:p>
          </table:table-cell>
          <table:table-cell table:formula="of:=['Raw data'.D5]" office:value-type="float" office:value="964">
            <text:p>964</text:p>
          </table:table-cell>
          <table:table-cell table:formula="of:=['Raw data'.E5]" office:value-type="float" office:value="4601">
            <text:p>4601</text:p>
          </table:table-cell>
          <table:table-cell table:formula="of:=['Raw data'.F5]" office:value-type="float" office:value="15631">
            <text:p>15631</text:p>
          </table:table-cell>
          <table:table-cell table:formula="of:=['Raw data'.G5]" office:value-type="string" office:string-value="         N/A ">
            <text:p><text:s text:c="9"/>N/A </text:p>
          </table:table-cell>
          <table:table-cell table:formula="of:=[.E5]/[.B5]" office:value-type="float" office:value="26.906432748538">
            <text:p>26.91</text:p>
          </table:table-cell>
          <table:table-cell table:formula="of:=[.E5]/[.D5]" office:value-type="float" office:value="4.77282157676349">
            <text:p>4.77</text:p>
          </table:table-cell>
          <table:table-cell table:formula="of:=[.G5]/[.D5]" office:value-type="float" office:value="0">
            <text:p>#VALUE!</text:p>
          </table:table-cell>
          <table:table-cell table:formula="of:=[.G5]/[.E5]" office:value-type="float" office:value="0">
            <text:p>#VALUE!</text:p>
          </table:table-cell>
        </table:table-row>
        <table:table-row table:style-name="ro1">
          <table:table-cell table:formula="of:=['Raw data'.A6]" office:value-type="string" office:string-value="Native1">
            <text:p>Native1</text:p>
          </table:table-cell>
          <table:table-cell table:formula="of:=['Raw data'.B6]" office:value-type="float" office:value="2">
            <text:p>2</text:p>
          </table:table-cell>
          <table:table-cell table:formula="of:=['Raw data'.C6]" office:value-type="float" office:value="25">
            <text:p>25</text:p>
          </table:table-cell>
          <table:table-cell table:formula="of:=['Raw data'.D6]" office:value-type="string" office:string-value="         N/A ">
            <text:p><text:s text:c="9"/>N/A </text:p>
          </table:table-cell>
          <table:table-cell table:formula="of:=['Raw data'.E6]" office:value-type="float" office:value="25">
            <text:p>25</text:p>
          </table:table-cell>
          <table:table-cell table:formula="of:=['Raw data'.F6]" office:value-type="float" office:value="196">
            <text:p>196</text:p>
          </table:table-cell>
          <table:table-cell table:formula="of:=['Raw data'.G6]" office:value-type="string" office:string-value="         N/A ">
            <text:p><text:s text:c="9"/>N/A </text:p>
          </table:table-cell>
          <table:table-cell table:formula="of:=[.E6]/[.B6]" office:value-type="float" office:value="12.5">
            <text:p>12.50</text:p>
          </table:table-cell>
          <table:table-cell table:formula="of:=[.E6]/[.D6]" office:value-type="float" office:value="0">
            <text:p>#VALUE!</text:p>
          </table:table-cell>
          <table:table-cell table:formula="of:=[.G6]/[.D6]" office:value-type="float" office:value="0">
            <text:p>#VALUE!</text:p>
          </table:table-cell>
          <table:table-cell table:formula="of:=[.G6]/[.E6]" office:value-type="float" office:value="0">
            <text:p>#VALUE!</text:p>
          </table:table-cell>
        </table:table-row>
        <table:table-row table:style-name="ro1">
          <table:table-cell table:formula="of:=['Raw data'.A7]" office:value-type="string" office:string-value="Groovy ">
            <text:p>Groovy </text:p>
          </table:table-cell>
          <table:table-cell table:formula="of:=['Raw data'.B7]" office:value-type="float" office:value="55">
            <text:p>55</text:p>
          </table:table-cell>
          <table:table-cell table:formula="of:=['Raw data'.C7]" office:value-type="float" office:value="60">
            <text:p>60</text:p>
          </table:table-cell>
          <table:table-cell table:formula="of:=['Raw data'.D7]" office:value-type="string" office:string-value="         N/A ">
            <text:p><text:s text:c="9"/>N/A </text:p>
          </table:table-cell>
          <table:table-cell table:formula="of:=['Raw data'.E7]" office:value-type="float" office:value="666">
            <text:p>666</text:p>
          </table:table-cell>
          <table:table-cell table:formula="of:=['Raw data'.F7]" office:value-type="float" office:value="873">
            <text:p>873</text:p>
          </table:table-cell>
          <table:table-cell table:formula="of:=['Raw data'.G7]" office:value-type="string" office:string-value="         N/A ">
            <text:p><text:s text:c="9"/>N/A </text:p>
          </table:table-cell>
          <table:table-cell table:formula="of:=[.E7]/[.B7]" office:value-type="float" office:value="12.1090909090909">
            <text:p>12.11</text:p>
          </table:table-cell>
          <table:table-cell table:formula="of:=[.E7]/[.D7]" office:value-type="float" office:value="0">
            <text:p>#VALUE!</text:p>
          </table:table-cell>
          <table:table-cell table:formula="of:=[.G7]/[.D7]" office:value-type="float" office:value="0">
            <text:p>#VALUE!</text:p>
          </table:table-cell>
          <table:table-cell table:formula="of:=[.G7]/[.E7]" office:value-type="float" office:value="0">
            <text:p>#VALUE!</text:p>
          </table:table-cell>
        </table:table-row>
        <table:table-row table:style-name="ro1">
          <table:table-cell table:formula="of:=['Raw data'.A8]" office:value-type="string" office:string-value="Saxon ">
            <text:p>Saxon </text:p>
          </table:table-cell>
          <table:table-cell table:formula="of:=['Raw data'.B8]" office:value-type="float" office:value="112">
            <text:p>112</text:p>
          </table:table-cell>
          <table:table-cell table:formula="of:=['Raw data'.C8]" office:value-type="float" office:value="125">
            <text:p>125</text:p>
          </table:table-cell>
          <table:table-cell table:formula="of:=['Raw data'.D8]" office:value-type="string" office:string-value="         N/A ">
            <text:p><text:s text:c="9"/>N/A </text:p>
          </table:table-cell>
          <table:table-cell table:formula="of:=['Raw data'.E8]" office:value-type="float" office:value="929">
            <text:p>929</text:p>
          </table:table-cell>
          <table:table-cell table:formula="of:=['Raw data'.F8]" office:value-type="float" office:value="1359">
            <text:p>1359</text:p>
          </table:table-cell>
          <table:table-cell table:formula="of:=['Raw data'.G8]" office:value-type="string" office:string-value="         N/A ">
            <text:p><text:s text:c="9"/>N/A </text:p>
          </table:table-cell>
          <table:table-cell table:formula="of:=[.E8]/[.B8]" office:value-type="float" office:value="8.29464285714286">
            <text:p>8.29</text:p>
          </table:table-cell>
          <table:table-cell table:formula="of:=[.E8]/[.D8]" office:value-type="float" office:value="0">
            <text:p>#VALUE!</text:p>
          </table:table-cell>
          <table:table-cell table:formula="of:=[.G8]/[.D8]" office:value-type="float" office:value="0">
            <text:p>#VALUE!</text:p>
          </table:table-cell>
          <table:table-cell table:formula="of:=[.G8]/[.E8]" office:value-type="float" office:value="0">
            <text:p>#VALUE!</text:p>
          </table:table-cell>
        </table:table-row>
        <table:table-row table:style-name="ro1">
          <table:table-cell table:formula="of:=['Raw data'.A9]" office:value-type="string" office:string-value="MethodInvocation ">
            <text:p>MethodInvocation </text:p>
          </table:table-cell>
          <table:table-cell table:formula="of:=['Raw data'.B9]" office:value-type="float" office:value="0">
            <text:p>0</text:p>
          </table:table-cell>
          <table:table-cell table:formula="of:=['Raw data'.C9]" office:value-type="float" office:value="12021">
            <text:p>12021</text:p>
          </table:table-cell>
          <table:table-cell table:formula="of:=['Raw data'.D9]" office:value-type="float" office:value="2075">
            <text:p>2075</text:p>
          </table:table-cell>
          <table:table-cell table:formula="of:=['Raw data'.E9]" office:value-type="float" office:value="1520">
            <text:p>1520</text:p>
          </table:table-cell>
          <table:table-cell table:formula="of:=['Raw data'.F9]" office:value-type="float" office:value="65543">
            <text:p>65543</text:p>
          </table:table-cell>
          <table:table-cell table:formula="of:=['Raw data'.G9]" office:value-type="float" office:value="4071">
            <text:p>4071</text:p>
          </table:table-cell>
          <table:table-cell table:formula="of:=[.E9]/[.B9]" office:value-type="float" office:value="0">
            <text:p>#DIV/0!</text:p>
          </table:table-cell>
          <table:table-cell table:formula="of:=[.E9]/[.D9]" office:value-type="float" office:value="0.732530120481928">
            <text:p>0.73</text:p>
          </table:table-cell>
          <table:table-cell table:style-name="ce2" table:formula="of:=[.G9]/[.D9]" office:value-type="float" office:value="1.96192771084337">
            <text:p>1.96</text:p>
          </table:table-cell>
          <table:table-cell table:style-name="ce2" table:formula="of:=[.G9]/[.E9]" office:value-type="float" office:value="2.67828947368421">
            <text:p>2.68</text:p>
          </table:table-cell>
        </table:table-row>
        <table:table-row table:style-name="ro1">
          <table:table-cell table:formula="of:=['Raw data'.A10]" office:value-type="string" office:string-value="PrimitiveArguments ">
            <text:p>PrimitiveArguments </text:p>
          </table:table-cell>
          <table:table-cell table:formula="of:=['Raw data'.B10]" office:value-type="float" office:value="0">
            <text:p>0</text:p>
          </table:table-cell>
          <table:table-cell table:formula="of:=['Raw data'.C10]" office:value-type="float" office:value="2233">
            <text:p>2233</text:p>
          </table:table-cell>
          <table:table-cell table:formula="of:=['Raw data'.D10]" office:value-type="float" office:value="528">
            <text:p>528</text:p>
          </table:table-cell>
          <table:table-cell table:formula="of:=['Raw data'.E10]" office:value-type="float" office:value="336">
            <text:p>336</text:p>
          </table:table-cell>
          <table:table-cell table:formula="of:=['Raw data'.F10]" office:value-type="float" office:value="16533">
            <text:p>16533</text:p>
          </table:table-cell>
          <table:table-cell table:formula="of:=['Raw data'.G10]" office:value-type="float" office:value="882">
            <text:p>882</text:p>
          </table:table-cell>
          <table:table-cell table:formula="of:=[.E10]/[.B10]" office:value-type="float" office:value="0">
            <text:p>#DIV/0!</text:p>
          </table:table-cell>
          <table:table-cell table:formula="of:=[.E10]/[.D10]" office:value-type="float" office:value="0.636363636363636">
            <text:p>0.64</text:p>
          </table:table-cell>
          <table:table-cell table:style-name="ce2" table:formula="of:=[.G10]/[.D10]" office:value-type="float" office:value="1.67045454545455">
            <text:p>1.67</text:p>
          </table:table-cell>
          <table:table-cell table:style-name="ce2" table:formula="of:=[.G10]/[.E10]" office:value-type="float" office:value="2.625">
            <text:p>2.63</text:p>
          </table:table-cell>
        </table:table-row>
        <table:table-row table:style-name="ro1">
          <table:table-cell table:formula="of:=['Raw data'.A11]" office:value-type="string" office:string-value="ObjectArguments ">
            <text:p>ObjectArguments </text:p>
          </table:table-cell>
          <table:table-cell table:formula="of:=['Raw data'.B11]" office:value-type="float" office:value="0">
            <text:p>0</text:p>
          </table:table-cell>
          <table:table-cell table:formula="of:=['Raw data'.C11]" office:value-type="float" office:value="2394">
            <text:p>2394</text:p>
          </table:table-cell>
          <table:table-cell table:formula="of:=['Raw data'.D11]" office:value-type="float" office:value="490">
            <text:p>490</text:p>
          </table:table-cell>
          <table:table-cell table:formula="of:=['Raw data'.E11]" office:value-type="float" office:value="304">
            <text:p>304</text:p>
          </table:table-cell>
          <table:table-cell table:formula="of:=['Raw data'.F11]" office:value-type="float" office:value="16009">
            <text:p>16009</text:p>
          </table:table-cell>
          <table:table-cell table:formula="of:=['Raw data'.G11]" office:value-type="float" office:value="883">
            <text:p>883</text:p>
          </table:table-cell>
          <table:table-cell table:formula="of:=[.E11]/[.B11]" office:value-type="float" office:value="0">
            <text:p>#DIV/0!</text:p>
          </table:table-cell>
          <table:table-cell table:formula="of:=[.E11]/[.D11]" office:value-type="float" office:value="0.620408163265306">
            <text:p>0.62</text:p>
          </table:table-cell>
          <table:table-cell table:style-name="ce2" table:formula="of:=[.G11]/[.D11]" office:value-type="float" office:value="1.80204081632653">
            <text:p>1.80</text:p>
          </table:table-cell>
          <table:table-cell table:style-name="ce2" table:formula="of:=[.G11]/[.E11]" office:value-type="float" office:value="2.90460526315789">
            <text:p>2.90</text:p>
          </table:table-cell>
        </table:table-row>
        <table:table-row table:style-name="ro1">
          <table:table-cell table:formula="of:=['Raw data'.A12]" office:value-type="string" office:string-value="WrappedArguments ">
            <text:p>WrappedArguments </text:p>
          </table:table-cell>
          <table:table-cell table:formula="of:=['Raw data'.B12]" office:value-type="float" office:value="308">
            <text:p>308</text:p>
          </table:table-cell>
          <table:table-cell table:formula="of:=['Raw data'.C12]" office:value-type="float" office:value="12089">
            <text:p>12089</text:p>
          </table:table-cell>
          <table:table-cell table:formula="of:=['Raw data'.D12]" office:value-type="float" office:value="526">
            <text:p>526</text:p>
          </table:table-cell>
          <table:table-cell table:formula="of:=['Raw data'.E12]" office:value-type="float" office:value="4239">
            <text:p>4239</text:p>
          </table:table-cell>
          <table:table-cell table:formula="of:=['Raw data'.F12]" office:value-type="float" office:value="97960">
            <text:p>97960</text:p>
          </table:table-cell>
          <table:table-cell table:formula="of:=['Raw data'.G12]" office:value-type="float" office:value="5583">
            <text:p>5583</text:p>
          </table:table-cell>
          <table:table-cell table:formula="of:=[.E12]/[.B12]" office:value-type="float" office:value="13.762987012987">
            <text:p>13.76</text:p>
          </table:table-cell>
          <table:table-cell table:formula="of:=[.E12]/[.D12]" office:value-type="float" office:value="8.05893536121673">
            <text:p>8.06</text:p>
          </table:table-cell>
          <table:table-cell table:style-name="ce2" table:formula="of:=[.G12]/[.D12]" office:value-type="float" office:value="10.6140684410646">
            <text:p>10.61</text:p>
          </table:table-cell>
          <table:table-cell table:style-name="ce2" table:formula="of:=[.G12]/[.E12]" office:value-type="float" office:value="1.3170559094126">
            <text:p>1.32</text:p>
          </table:table-cell>
        </table:table-row>
        <table:table-row table:style-name="ro1">
          <table:table-cell office:value-type="string">
            <text:p>OverloadedMethods </text:p>
          </table:table-cell>
          <table:table-cell table:number-columns-repeated="2" office:value-type="float" office:value="0">
            <text:p>0</text:p>
          </table:table-cell>
          <table:table-cell office:value-type="float" office:value="3141">
            <text:p>3141</text:p>
          </table:table-cell>
          <table:table-cell table:number-columns-repeated="2" office:value-type="float" office:value="2460">
            <text:p>2460</text:p>
          </table:table-cell>
          <table:table-cell table:style-name="Default" office:value-type="float" office:value="8391">
            <text:p>8391</text:p>
          </table:table-cell>
          <table:table-cell table:formula="of:=[.E13]/[.B13]" office:value-type="float" office:value="0">
            <text:p>#DIV/0!</text:p>
          </table:table-cell>
          <table:table-cell table:formula="of:=[.E13]/[.D13]" office:value-type="float" office:value="0.783190066857689">
            <text:p>0.78</text:p>
          </table:table-cell>
          <table:table-cell table:style-name="ce2" table:formula="of:=[.G13]/[.D13]" office:value-type="float" office:value="2.67144221585482">
            <text:p>2.67</text:p>
          </table:table-cell>
          <table:table-cell table:style-name="ce2" table:formula="of:=[.G13]/[.E13]" office:value-type="float" office:value="3.4109756097561">
            <text:p>3.41</text:p>
          </table:table-cell>
        </table:table-row>
        <table:table-row table:style-name="ro1">
          <table:table-cell table:formula="of:=['Raw data'.A14]" office:value-type="string" office:string-value="OverloadedMethods2 ">
            <text:p>OverloadedMethods2 </text:p>
          </table:table-cell>
          <table:table-cell table:formula="of:=['Raw data'.B14]" office:value-type="float" office:value="0">
            <text:p>0</text:p>
          </table:table-cell>
          <table:table-cell table:formula="of:=['Raw data'.C14]" office:value-type="float" office:value="9400">
            <text:p>9400</text:p>
          </table:table-cell>
          <table:table-cell table:formula="of:=['Raw data'.D14]" office:value-type="float" office:value="1132">
            <text:p>1132</text:p>
          </table:table-cell>
          <table:table-cell table:formula="of:=['Raw data'.E14]" office:value-type="float" office:value="758">
            <text:p>758</text:p>
          </table:table-cell>
          <table:table-cell table:formula="of:=['Raw data'.F14]" office:value-type="float" office:value="39878">
            <text:p>39878</text:p>
          </table:table-cell>
          <table:table-cell table:formula="of:=['Raw data'.G14]" office:value-type="float" office:value="3128">
            <text:p>3128</text:p>
          </table:table-cell>
          <table:table-cell table:formula="of:=[.E14]/[.B14]" office:value-type="float" office:value="0">
            <text:p>#DIV/0!</text:p>
          </table:table-cell>
          <table:table-cell table:formula="of:=[.E14]/[.D14]" office:value-type="float" office:value="0.669611307420495">
            <text:p>0.67</text:p>
          </table:table-cell>
          <table:table-cell table:style-name="ce2" table:formula="of:=[.G14]/[.D14]" office:value-type="float" office:value="2.76325088339223">
            <text:p>2.76</text:p>
          </table:table-cell>
          <table:table-cell table:style-name="ce2" table:formula="of:=[.G14]/[.E14]" office:value-type="float" office:value="4.12664907651715">
            <text:p>4.13</text:p>
          </table:table-cell>
        </table:table-row>
      </table:table>
      <table:table table:name="Interop" table:style-name="ta1"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ce1"/>
        <table:table-column table:style-name="co15" table:default-cell-style-name="ce2"/>
        <table:table-column table:style-name="co16" table:default-cell-style-name="ce2"/>
        <table:table-row table:style-name="ro1">
          <table:table-cell table:formula="of:=['JVM vs LIBJAVA vs STX'.A1]" office:value-type="string" office:string-value="              Test ">
            <text:p><text:s text:c="14"/>Test </text:p>
          </table:table-cell>
          <table:table-cell table:style-name="ce3" table:formula="of:=['JVM vs LIBJAVA vs STX'.B1]" office:value-type="string" office:string-value="         JVM ">
            <text:p><text:s text:c="9"/>JVM </text:p>
          </table:table-cell>
          <table:table-cell table:style-name="ce3" table:formula="of:=['JVM vs LIBJAVA vs STX'.C1]" office:value-type="string" office:string-value="         JVM  (int)">
            <text:p><text:s text:c="9"/>JVM <text:s/>(int)</text:p>
          </table:table-cell>
          <table:table-cell table:style-name="ce3" table:formula="of:=['JVM vs LIBJAVA vs STX'.D1]" office:value-type="string" office:string-value="       STX-S ">
            <text:p><text:s text:c="7"/>STX-S </text:p>
          </table:table-cell>
          <table:table-cell table:style-name="ce3" table:formula="of:=['JVM vs LIBJAVA vs STX'.E1]" office:value-type="string" office:string-value="       STX-J ">
            <text:p><text:s text:c="7"/>STX-J </text:p>
          </table:table-cell>
          <table:table-cell table:style-name="ce3" table:formula="of:=['JVM vs LIBJAVA vs STX'.F1]" office:value-type="string" office:string-value="       STX-J (int)">
            <text:p><text:s text:c="7"/>STX-J (int)</text:p>
          </table:table-cell>
          <table:table-cell table:style-name="ce4" table:formula="of:=['JVM vs LIBJAVA vs STX'.G1]" office:value-type="string" office:string-value="     STX-J2S ">
            <text:p><text:s text:c="5"/>STX-J2S </text:p>
          </table:table-cell>
          <table:table-cell table:style-name="ce3" office:value-type="string">
            <text:p>STX-J2S/STX-S</text:p>
          </table:table-cell>
          <table:table-cell table:style-name="ce3" office:value-type="string">
            <text:p>STX-J2S/STX-J</text:p>
          </table:table-cell>
        </table:table-row>
        <table:table-row table:style-name="ro1">
          <table:table-cell table:formula="of:=['JVM vs LIBJAVA vs STX'.A2]" office:value-type="string" office:string-value="Ackerman ">
            <text:p>Ackerman </text:p>
          </table:table-cell>
          <table:table-cell table:formula="of:=['JVM vs LIBJAVA vs STX'.B2]" office:value-type="float" office:value="5">
            <text:p>5</text:p>
          </table:table-cell>
          <table:table-cell table:formula="of:=['JVM vs LIBJAVA vs STX'.C2]" office:value-type="float" office:value="62">
            <text:p>62</text:p>
          </table:table-cell>
          <table:table-cell table:formula="of:=['JVM vs LIBJAVA vs STX'.D2]" office:value-type="float" office:value="50">
            <text:p>50</text:p>
          </table:table-cell>
          <table:table-cell table:formula="of:=['JVM vs LIBJAVA vs STX'.E2]" office:value-type="float" office:value="38">
            <text:p>38</text:p>
          </table:table-cell>
          <table:table-cell table:formula="of:=['JVM vs LIBJAVA vs STX'.F2]" office:value-type="string" office:string-value="            N/A ">
            <text:p><text:s text:c="12"/>N/A </text:p>
          </table:table-cell>
          <table:table-cell table:formula="of:=['JVM vs LIBJAVA vs STX'.G2]" office:value-type="string" office:string-value="         N/A ">
            <text:p><text:s text:c="9"/>N/A </text:p>
          </table:table-cell>
          <table:table-cell table:formula="of:=[.G2]/[.D2]" office:value-type="float" office:value="0">
            <text:p>#VALUE!</text:p>
          </table:table-cell>
          <table:table-cell table:formula="of:=[.G2]/[.E2]" office:value-type="float" office:value="0">
            <text:p>#VALUE!</text:p>
          </table:table-cell>
        </table:table-row>
        <table:table-row table:style-name="ro1">
          <table:table-cell table:formula="of:=['JVM vs LIBJAVA vs STX'.A3]" office:value-type="string" office:string-value="Ary ">
            <text:p>Ary </text:p>
          </table:table-cell>
          <table:table-cell table:formula="of:=['JVM vs LIBJAVA vs STX'.B3]" office:value-type="float" office:value="49">
            <text:p>49</text:p>
          </table:table-cell>
          <table:table-cell table:formula="of:=['JVM vs LIBJAVA vs STX'.C3]" office:value-type="float" office:value="1290">
            <text:p>1290</text:p>
          </table:table-cell>
          <table:table-cell table:formula="of:=['JVM vs LIBJAVA vs STX'.D3]" office:value-type="float" office:value="1438">
            <text:p>1438</text:p>
          </table:table-cell>
          <table:table-cell table:formula="of:=['JVM vs LIBJAVA vs STX'.E3]" office:value-type="float" office:value="2320">
            <text:p>2320</text:p>
          </table:table-cell>
          <table:table-cell table:formula="of:=['JVM vs LIBJAVA vs STX'.F3]" office:value-type="float" office:value="21114">
            <text:p>21114</text:p>
          </table:table-cell>
          <table:table-cell table:formula="of:=['JVM vs LIBJAVA vs STX'.G3]" office:value-type="string" office:string-value="         N/A ">
            <text:p><text:s text:c="9"/>N/A </text:p>
          </table:table-cell>
          <table:table-cell table:formula="of:=[.G3]/[.D3]" office:value-type="float" office:value="0">
            <text:p>#VALUE!</text:p>
          </table:table-cell>
          <table:table-cell table:formula="of:=[.G3]/[.E3]" office:value-type="float" office:value="0">
            <text:p>#VALUE!</text:p>
          </table:table-cell>
        </table:table-row>
        <table:table-row table:style-name="ro1">
          <table:table-cell table:formula="of:=['JVM vs LIBJAVA vs STX'.A4]" office:value-type="string" office:string-value="Hash ">
            <text:p>Hash </text:p>
          </table:table-cell>
          <table:table-cell table:formula="of:=['JVM vs LIBJAVA vs STX'.B4]" office:value-type="float" office:value="6">
            <text:p>6</text:p>
          </table:table-cell>
          <table:table-cell table:formula="of:=['JVM vs LIBJAVA vs STX'.C4]" office:value-type="float" office:value="32">
            <text:p>32</text:p>
          </table:table-cell>
          <table:table-cell table:formula="of:=['JVM vs LIBJAVA vs STX'.D4]" office:value-type="float" office:value="3">
            <text:p>3</text:p>
          </table:table-cell>
          <table:table-cell table:formula="of:=['JVM vs LIBJAVA vs STX'.E4]" office:value-type="float" office:value="548">
            <text:p>548</text:p>
          </table:table-cell>
          <table:table-cell table:formula="of:=['JVM vs LIBJAVA vs STX'.F4]" office:value-type="float" office:value="225">
            <text:p>225</text:p>
          </table:table-cell>
          <table:table-cell table:formula="of:=['JVM vs LIBJAVA vs STX'.G4]" office:value-type="string" office:string-value="         N/A ">
            <text:p><text:s text:c="9"/>N/A </text:p>
          </table:table-cell>
          <table:table-cell table:formula="of:=[.G4]/[.D4]" office:value-type="float" office:value="0">
            <text:p>#VALUE!</text:p>
          </table:table-cell>
          <table:table-cell table:formula="of:=[.G4]/[.E4]" office:value-type="float" office:value="0">
            <text:p>#VALUE!</text:p>
          </table:table-cell>
        </table:table-row>
        <table:table-row table:style-name="ro1">
          <table:table-cell table:formula="of:=['JVM vs LIBJAVA vs STX'.A5]" office:value-type="string" office:string-value="Strcat ">
            <text:p>Strcat </text:p>
          </table:table-cell>
          <table:table-cell table:formula="of:=['JVM vs LIBJAVA vs STX'.B5]" office:value-type="float" office:value="171">
            <text:p>171</text:p>
          </table:table-cell>
          <table:table-cell table:formula="of:=['JVM vs LIBJAVA vs STX'.C5]" office:value-type="float" office:value="895">
            <text:p>895</text:p>
          </table:table-cell>
          <table:table-cell table:formula="of:=['JVM vs LIBJAVA vs STX'.D5]" office:value-type="float" office:value="964">
            <text:p>964</text:p>
          </table:table-cell>
          <table:table-cell table:formula="of:=['JVM vs LIBJAVA vs STX'.E5]" office:value-type="float" office:value="4601">
            <text:p>4601</text:p>
          </table:table-cell>
          <table:table-cell table:formula="of:=['JVM vs LIBJAVA vs STX'.F5]" office:value-type="float" office:value="15631">
            <text:p>15631</text:p>
          </table:table-cell>
          <table:table-cell table:formula="of:=['JVM vs LIBJAVA vs STX'.G5]" office:value-type="string" office:string-value="         N/A ">
            <text:p><text:s text:c="9"/>N/A </text:p>
          </table:table-cell>
          <table:table-cell table:formula="of:=[.G5]/[.D5]" office:value-type="float" office:value="0">
            <text:p>#VALUE!</text:p>
          </table:table-cell>
          <table:table-cell table:formula="of:=[.G5]/[.E5]" office:value-type="float" office:value="0">
            <text:p>#VALUE!</text:p>
          </table:table-cell>
        </table:table-row>
        <table:table-row table:style-name="ro1">
          <table:table-cell table:formula="of:=['JVM vs LIBJAVA vs STX'.A6]" office:value-type="string" office:string-value="Native1">
            <text:p>Native1</text:p>
          </table:table-cell>
          <table:table-cell table:formula="of:=['JVM vs LIBJAVA vs STX'.B6]" office:value-type="float" office:value="2">
            <text:p>2</text:p>
          </table:table-cell>
          <table:table-cell table:formula="of:=['JVM vs LIBJAVA vs STX'.C6]" office:value-type="float" office:value="25">
            <text:p>25</text:p>
          </table:table-cell>
          <table:table-cell table:formula="of:=['JVM vs LIBJAVA vs STX'.D6]" office:value-type="string" office:string-value="         N/A ">
            <text:p><text:s text:c="9"/>N/A </text:p>
          </table:table-cell>
          <table:table-cell table:formula="of:=['JVM vs LIBJAVA vs STX'.E6]" office:value-type="float" office:value="25">
            <text:p>25</text:p>
          </table:table-cell>
          <table:table-cell table:formula="of:=['JVM vs LIBJAVA vs STX'.F6]" office:value-type="float" office:value="196">
            <text:p>196</text:p>
          </table:table-cell>
          <table:table-cell table:formula="of:=['JVM vs LIBJAVA vs STX'.G6]" office:value-type="string" office:string-value="         N/A ">
            <text:p><text:s text:c="9"/>N/A </text:p>
          </table:table-cell>
          <table:table-cell table:formula="of:=[.G6]/[.D6]" office:value-type="float" office:value="0">
            <text:p>#VALUE!</text:p>
          </table:table-cell>
          <table:table-cell table:formula="of:=[.G6]/[.E6]" office:value-type="float" office:value="0">
            <text:p>#VALUE!</text:p>
          </table:table-cell>
        </table:table-row>
        <table:table-row table:style-name="ro1">
          <table:table-cell table:formula="of:=['JVM vs LIBJAVA vs STX'.A7]" office:value-type="string" office:string-value="Groovy ">
            <text:p>Groovy </text:p>
          </table:table-cell>
          <table:table-cell table:formula="of:=['JVM vs LIBJAVA vs STX'.B7]" office:value-type="float" office:value="55">
            <text:p>55</text:p>
          </table:table-cell>
          <table:table-cell table:formula="of:=['JVM vs LIBJAVA vs STX'.C7]" office:value-type="float" office:value="60">
            <text:p>60</text:p>
          </table:table-cell>
          <table:table-cell table:formula="of:=['JVM vs LIBJAVA vs STX'.D7]" office:value-type="string" office:string-value="         N/A ">
            <text:p><text:s text:c="9"/>N/A </text:p>
          </table:table-cell>
          <table:table-cell table:formula="of:=['JVM vs LIBJAVA vs STX'.E7]" office:value-type="float" office:value="666">
            <text:p>666</text:p>
          </table:table-cell>
          <table:table-cell table:formula="of:=['JVM vs LIBJAVA vs STX'.F7]" office:value-type="float" office:value="873">
            <text:p>873</text:p>
          </table:table-cell>
          <table:table-cell table:formula="of:=['JVM vs LIBJAVA vs STX'.G7]" office:value-type="string" office:string-value="         N/A ">
            <text:p><text:s text:c="9"/>N/A </text:p>
          </table:table-cell>
          <table:table-cell table:formula="of:=[.G7]/[.D7]" office:value-type="float" office:value="0">
            <text:p>#VALUE!</text:p>
          </table:table-cell>
          <table:table-cell table:formula="of:=[.G7]/[.E7]" office:value-type="float" office:value="0">
            <text:p>#VALUE!</text:p>
          </table:table-cell>
        </table:table-row>
        <table:table-row table:style-name="ro1">
          <table:table-cell table:formula="of:=['JVM vs LIBJAVA vs STX'.A8]" office:value-type="string" office:string-value="Saxon ">
            <text:p>Saxon </text:p>
          </table:table-cell>
          <table:table-cell table:formula="of:=['JVM vs LIBJAVA vs STX'.B8]" office:value-type="float" office:value="112">
            <text:p>112</text:p>
          </table:table-cell>
          <table:table-cell table:formula="of:=['JVM vs LIBJAVA vs STX'.C8]" office:value-type="float" office:value="125">
            <text:p>125</text:p>
          </table:table-cell>
          <table:table-cell table:formula="of:=['JVM vs LIBJAVA vs STX'.D8]" office:value-type="string" office:string-value="         N/A ">
            <text:p><text:s text:c="9"/>N/A </text:p>
          </table:table-cell>
          <table:table-cell table:formula="of:=['JVM vs LIBJAVA vs STX'.E8]" office:value-type="float" office:value="929">
            <text:p>929</text:p>
          </table:table-cell>
          <table:table-cell table:formula="of:=['JVM vs LIBJAVA vs STX'.F8]" office:value-type="float" office:value="1359">
            <text:p>1359</text:p>
          </table:table-cell>
          <table:table-cell table:formula="of:=['JVM vs LIBJAVA vs STX'.G8]" office:value-type="string" office:string-value="         N/A ">
            <text:p><text:s text:c="9"/>N/A </text:p>
          </table:table-cell>
          <table:table-cell table:formula="of:=[.G8]/[.D8]" office:value-type="float" office:value="0">
            <text:p>#VALUE!</text:p>
          </table:table-cell>
          <table:table-cell table:formula="of:=[.G8]/[.E8]" office:value-type="float" office:value="0">
            <text:p>#VALUE!</text:p>
          </table:table-cell>
        </table:table-row>
        <table:table-row table:style-name="ro1">
          <table:table-cell table:formula="of:=['JVM vs LIBJAVA vs STX'.A9]" office:value-type="string" office:string-value="MethodInvocation ">
            <text:p>MethodInvocation </text:p>
          </table:table-cell>
          <table:table-cell table:formula="of:=['JVM vs LIBJAVA vs STX'.B9]" office:value-type="float" office:value="0">
            <text:p>0</text:p>
          </table:table-cell>
          <table:table-cell table:formula="of:=['JVM vs LIBJAVA vs STX'.C9]" office:value-type="float" office:value="12021">
            <text:p>12021</text:p>
          </table:table-cell>
          <table:table-cell table:formula="of:=['JVM vs LIBJAVA vs STX'.D9]" office:value-type="float" office:value="2075">
            <text:p>2075</text:p>
          </table:table-cell>
          <table:table-cell table:formula="of:=['JVM vs LIBJAVA vs STX'.E9]" office:value-type="float" office:value="1520">
            <text:p>1520</text:p>
          </table:table-cell>
          <table:table-cell table:formula="of:=['JVM vs LIBJAVA vs STX'.F9]" office:value-type="float" office:value="65543">
            <text:p>65543</text:p>
          </table:table-cell>
          <table:table-cell table:formula="of:=['JVM vs LIBJAVA vs STX'.G9]" office:value-type="float" office:value="4071">
            <text:p>4071</text:p>
          </table:table-cell>
          <table:table-cell table:formula="of:=[.G9]/[.D9]" office:value-type="float" office:value="1.96192771084337">
            <text:p>1.96</text:p>
          </table:table-cell>
          <table:table-cell table:formula="of:=[.G9]/[.E9]" office:value-type="float" office:value="2.67828947368421">
            <text:p>2.68</text:p>
          </table:table-cell>
        </table:table-row>
        <table:table-row table:style-name="ro1">
          <table:table-cell table:formula="of:=['JVM vs LIBJAVA vs STX'.A10]" office:value-type="string" office:string-value="PrimitiveArguments ">
            <text:p>PrimitiveArguments </text:p>
          </table:table-cell>
          <table:table-cell table:formula="of:=['JVM vs LIBJAVA vs STX'.B10]" office:value-type="float" office:value="0">
            <text:p>0</text:p>
          </table:table-cell>
          <table:table-cell table:formula="of:=['JVM vs LIBJAVA vs STX'.C10]" office:value-type="float" office:value="2233">
            <text:p>2233</text:p>
          </table:table-cell>
          <table:table-cell table:formula="of:=['JVM vs LIBJAVA vs STX'.D10]" office:value-type="float" office:value="528">
            <text:p>528</text:p>
          </table:table-cell>
          <table:table-cell table:formula="of:=['JVM vs LIBJAVA vs STX'.E10]" office:value-type="float" office:value="336">
            <text:p>336</text:p>
          </table:table-cell>
          <table:table-cell table:formula="of:=['JVM vs LIBJAVA vs STX'.F10]" office:value-type="float" office:value="16533">
            <text:p>16533</text:p>
          </table:table-cell>
          <table:table-cell table:formula="of:=['JVM vs LIBJAVA vs STX'.G10]" office:value-type="float" office:value="882">
            <text:p>882</text:p>
          </table:table-cell>
          <table:table-cell table:formula="of:=[.G10]/[.D10]" office:value-type="float" office:value="1.67045454545455">
            <text:p>1.67</text:p>
          </table:table-cell>
          <table:table-cell table:formula="of:=[.G10]/[.E10]" office:value-type="float" office:value="2.625">
            <text:p>2.63</text:p>
          </table:table-cell>
        </table:table-row>
        <table:table-row table:style-name="ro1">
          <table:table-cell table:formula="of:=['JVM vs LIBJAVA vs STX'.A11]" office:value-type="string" office:string-value="ObjectArguments ">
            <text:p>ObjectArguments </text:p>
          </table:table-cell>
          <table:table-cell table:formula="of:=['JVM vs LIBJAVA vs STX'.B11]" office:value-type="float" office:value="0">
            <text:p>0</text:p>
          </table:table-cell>
          <table:table-cell table:formula="of:=['JVM vs LIBJAVA vs STX'.C11]" office:value-type="float" office:value="2394">
            <text:p>2394</text:p>
          </table:table-cell>
          <table:table-cell table:formula="of:=['JVM vs LIBJAVA vs STX'.D11]" office:value-type="float" office:value="490">
            <text:p>490</text:p>
          </table:table-cell>
          <table:table-cell table:formula="of:=['JVM vs LIBJAVA vs STX'.E11]" office:value-type="float" office:value="304">
            <text:p>304</text:p>
          </table:table-cell>
          <table:table-cell table:formula="of:=['JVM vs LIBJAVA vs STX'.F11]" office:value-type="float" office:value="16009">
            <text:p>16009</text:p>
          </table:table-cell>
          <table:table-cell table:formula="of:=['JVM vs LIBJAVA vs STX'.G11]" office:value-type="float" office:value="883">
            <text:p>883</text:p>
          </table:table-cell>
          <table:table-cell table:formula="of:=[.G11]/[.D11]" office:value-type="float" office:value="1.80204081632653">
            <text:p>1.80</text:p>
          </table:table-cell>
          <table:table-cell table:formula="of:=[.G11]/[.E11]" office:value-type="float" office:value="2.90460526315789">
            <text:p>2.90</text:p>
          </table:table-cell>
        </table:table-row>
        <table:table-row table:style-name="ro1">
          <table:table-cell table:formula="of:=['JVM vs LIBJAVA vs STX'.A12]" office:value-type="string" office:string-value="WrappedArguments ">
            <text:p>WrappedArguments </text:p>
          </table:table-cell>
          <table:table-cell table:formula="of:=['JVM vs LIBJAVA vs STX'.B12]" office:value-type="float" office:value="308">
            <text:p>308</text:p>
          </table:table-cell>
          <table:table-cell table:formula="of:=['JVM vs LIBJAVA vs STX'.C12]" office:value-type="float" office:value="12089">
            <text:p>12089</text:p>
          </table:table-cell>
          <table:table-cell table:formula="of:=['JVM vs LIBJAVA vs STX'.D12]" office:value-type="float" office:value="526">
            <text:p>526</text:p>
          </table:table-cell>
          <table:table-cell table:formula="of:=['JVM vs LIBJAVA vs STX'.E12]" office:value-type="float" office:value="4239">
            <text:p>4239</text:p>
          </table:table-cell>
          <table:table-cell table:formula="of:=['JVM vs LIBJAVA vs STX'.F12]" office:value-type="float" office:value="97960">
            <text:p>97960</text:p>
          </table:table-cell>
          <table:table-cell table:formula="of:=['JVM vs LIBJAVA vs STX'.G12]" office:value-type="float" office:value="5583">
            <text:p>5583</text:p>
          </table:table-cell>
          <table:table-cell table:formula="of:=[.G12]/[.D12]" office:value-type="float" office:value="10.6140684410646">
            <text:p>10.61</text:p>
          </table:table-cell>
          <table:table-cell table:formula="of:=[.G12]/[.E12]" office:value-type="float" office:value="1.3170559094126">
            <text:p>1.32</text:p>
          </table:table-cell>
        </table:table-row>
        <table:table-row table:style-name="ro1">
          <table:table-cell office:value-type="string">
            <text:p>OverloadedMethods </text:p>
          </table:table-cell>
          <table:table-cell table:number-columns-repeated="2" office:value-type="float" office:value="0">
            <text:p>0</text:p>
          </table:table-cell>
          <table:table-cell office:value-type="float" office:value="3141">
            <text:p>3141</text:p>
          </table:table-cell>
          <table:table-cell table:number-columns-repeated="2" office:value-type="float" office:value="2460">
            <text:p>2460</text:p>
          </table:table-cell>
          <table:table-cell table:style-name="Default" office:value-type="float" office:value="8391">
            <text:p>8391</text:p>
          </table:table-cell>
          <table:table-cell table:formula="of:=[.G13]/[.D13]" office:value-type="float" office:value="2.67144221585482">
            <text:p>2.67</text:p>
          </table:table-cell>
          <table:table-cell table:formula="of:=[.G13]/[.E13]" office:value-type="float" office:value="3.4109756097561">
            <text:p>3.41</text:p>
          </table:table-cell>
        </table:table-row>
        <table:table-row table:style-name="ro1">
          <table:table-cell table:formula="of:=['JVM vs LIBJAVA vs STX'.A14]" office:value-type="string" office:string-value="OverloadedMethods2 ">
            <text:p>OverloadedMethods2 </text:p>
          </table:table-cell>
          <table:table-cell table:formula="of:=['JVM vs LIBJAVA vs STX'.B14]" office:value-type="float" office:value="0">
            <text:p>0</text:p>
          </table:table-cell>
          <table:table-cell table:formula="of:=['JVM vs LIBJAVA vs STX'.C14]" office:value-type="float" office:value="9400">
            <text:p>9400</text:p>
          </table:table-cell>
          <table:table-cell table:formula="of:=['JVM vs LIBJAVA vs STX'.D14]" office:value-type="float" office:value="1132">
            <text:p>1132</text:p>
          </table:table-cell>
          <table:table-cell table:formula="of:=['JVM vs LIBJAVA vs STX'.E14]" office:value-type="float" office:value="758">
            <text:p>758</text:p>
          </table:table-cell>
          <table:table-cell table:formula="of:=['JVM vs LIBJAVA vs STX'.F14]" office:value-type="float" office:value="39878">
            <text:p>39878</text:p>
          </table:table-cell>
          <table:table-cell table:formula="of:=['JVM vs LIBJAVA vs STX'.G14]" office:value-type="float" office:value="3128">
            <text:p>3128</text:p>
          </table:table-cell>
          <table:table-cell table:formula="of:=[.G14]/[.D14]" office:value-type="float" office:value="2.76325088339223">
            <text:p>2.76</text:p>
          </table:table-cell>
          <table:table-cell table:formula="of:=[.G14]/[.E14]" office:value-type="float" office:value="4.12664907651715">
            <text:p>4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0/00/0000</text:date>, <text:time style:data-style-name="N2" text:time-value="0000-00-00T17:22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1T18:21:42</dc:date>
    <dc:creator>Jan Vrany</dc:creator>
    <meta:generator>LibreOffice/3.6$Linux_X86_64 LibreOffice_project/360m1$Build-2</meta:generator>
    <meta:editing-duration>PT7H17M35S</meta:editing-duration>
    <meta:editing-cycles>7</meta:editing-cycles>
    <meta:document-statistic meta:table-count="3" meta:cell-count="378" meta:object-count="0"/>
  </office:meta>
</office:document-meta>
</file>